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4.629cm" fo:min-width="3.512cm"/>
      <style:paragraph-properties style:writing-mode="lr-tb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0.494cm" fo:min-width="2.343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6.15cm" fo:min-width="4.2cm"/>
      <style:paragraph-properties style:writing-mode="lr-tb"/>
    </style:style>
    <style:style style:name="gr5" style:family="graphic" style:parent-style-name="standard">
      <style:graphic-properties svg:stroke-color="#000000" draw:fill-color="#ffffff" draw:opacity="0%" draw:textarea-horizontal-align="justify" draw:textarea-vertical-align="top" draw:auto-grow-height="false" fo:min-height="8.05cm" fo:min-width="4.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ff0000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ffffff" draw:opacity="0%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4.012cm" svg:height="4.879cm" svg:x="8.488cm" svg:y="2.2cm">
          <text:p text:style-name="P1"><text:span text:style-name="T1">Baza wersj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0.824cm" svg:x="9.16cm" svg:y="3.001cm">
          <text:p text:style-name="P1"><text:span text:style-name="T1">Wersj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923cm" svg:height="0.824cm" svg:x="9.16cm" svg:y="5.789cm">
          <text:p text:style-name="P1"><text:span text:style-name="T1">Wersj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923cm" svg:height="0.824cm" svg:x="9.16cm" svg:y="4.396cm">
          <text:p text:style-name="P1"><text:span text:style-name="T1">Wersj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0.65cm" svg:y1="5.789cm" svg:x2="10.65cm" svg:y2="5.155cm">
          <text:p/>
        </draw:line>
        <draw:line draw:style-name="gr3" draw:text-style-name="P4" draw:layer="layout" svg:x1="10.65cm" svg:y1="4.459cm" svg:x2="10.65cm" svg:y2="3.825cm">
          <text:p/>
        </draw:line>
        <draw:custom-shape draw:style-name="gr4" draw:text-style-name="P6" draw:layer="layout" svg:width="4.7cm" svg:height="6.4cm" svg:x="8.101cm" svg:y="1.1cm">
          <text:p text:style-name="P5"><text:span text:style-name="T2">Serwer kontroli wersj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012cm" svg:height="4.879cm" svg:x="1.744cm" svg:y="7.641cm">
          <text:p text:style-name="P1"><text:span text:style-name="T1">Baza wersj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0.824cm" svg:x="2.26cm" svg:y="8.401cm">
          <text:p text:style-name="P1"><text:span text:style-name="T1">Wersj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923cm" svg:height="0.824cm" svg:x="2.26cm" svg:y="11.189cm">
          <text:p text:style-name="P1"><text:span text:style-name="T1">Wersj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923cm" svg:height="0.824cm" svg:x="2.26cm" svg:y="9.796cm">
          <text:p text:style-name="P1"><text:span text:style-name="T1">Wersj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3.75cm" svg:y1="11.189cm" svg:x2="3.75cm" svg:y2="10.555cm">
          <text:p/>
        </draw:line>
        <draw:line draw:style-name="gr3" draw:text-style-name="P4" draw:layer="layout" svg:x1="3.75cm" svg:y1="9.859cm" svg:x2="3.75cm" svg:y2="9.225cm">
          <text:p/>
        </draw:line>
        <draw:custom-shape draw:style-name="gr5" draw:text-style-name="P6" draw:layer="layout" svg:width="4.7cm" svg:height="8.3cm" svg:x="1.4cm" svg:y="4.6cm">
          <text:p text:style-name="P5"><text:span text:style-name="T2">Komputer 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0.824cm" svg:x="2.277cm" svg:y="6.2cm">
          <text:p text:style-name="P1"><text:span text:style-name="T1">Plik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7cm" svg:height="0.725cm" svg:x="2cm" svg:y="5.5cm">
          <draw:text-box>
            <text:p><text:span text:style-name="T1">Wersja lokalna</text:span></text:p>
          </draw:text-box>
        </draw:frame>
        <draw:line draw:style-name="gr3" draw:text-style-name="P4" draw:layer="layout" svg:x1="3.7cm" svg:y1="7.634cm" svg:x2="3.7cm" svg:y2="7cm">
          <text:p/>
        </draw:line>
        <draw:custom-shape draw:style-name="gr1" draw:text-style-name="P2" draw:layer="layout" svg:width="4.012cm" svg:height="4.879cm" svg:x="15.144cm" svg:y="7.641cm">
          <text:p text:style-name="P1"><text:span text:style-name="T1">Baza wersji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0.824cm" svg:x="15.66cm" svg:y="8.401cm">
          <text:p text:style-name="P1"><text:span text:style-name="T1">Wersj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923cm" svg:height="0.824cm" svg:x="15.66cm" svg:y="11.189cm">
          <text:p text:style-name="P1"><text:span text:style-name="T1">Wersj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923cm" svg:height="0.824cm" svg:x="15.66cm" svg:y="9.796cm">
          <text:p text:style-name="P1"><text:span text:style-name="T1">Wersj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4" draw:layer="layout" svg:x1="17.15cm" svg:y1="11.189cm" svg:x2="17.15cm" svg:y2="10.555cm">
          <text:p/>
        </draw:line>
        <draw:line draw:style-name="gr3" draw:text-style-name="P4" draw:layer="layout" svg:x1="17.15cm" svg:y1="9.859cm" svg:x2="17.15cm" svg:y2="9.225cm">
          <text:p/>
        </draw:line>
        <draw:custom-shape draw:style-name="gr5" draw:text-style-name="P6" draw:layer="layout" svg:width="4.7cm" svg:height="8.3cm" svg:x="14.8cm" svg:y="4.6cm">
          <text:p text:style-name="P5"><text:span text:style-name="T2">Komputer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923cm" svg:height="0.824cm" svg:x="15.677cm" svg:y="6.2cm">
          <text:p text:style-name="P1"><text:span text:style-name="T1">Plik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3.7cm" svg:height="0.725cm" svg:x="15.4cm" svg:y="5.5cm">
          <draw:text-box>
            <text:p><text:span text:style-name="T1">Wersja lokalna</text:span></text:p>
          </draw:text-box>
        </draw:frame>
        <draw:line draw:style-name="gr3" draw:text-style-name="P4" draw:layer="layout" svg:x1="17.1cm" svg:y1="7.634cm" svg:x2="17.1cm" svg:y2="7cm">
          <text:p/>
        </draw:line>
        <draw:line draw:style-name="gr7" draw:text-style-name="P8" draw:layer="layout" svg:x1="8.1cm" svg:y1="5cm" svg:x2="6.1cm" svg:y2="6cm">
          <text:p/>
        </draw:line>
        <draw:line draw:style-name="gr7" draw:text-style-name="P8" draw:layer="layout" svg:x1="12.8cm" svg:y1="5cm" svg:x2="14.8cm" svg:y2="6.1cm">
          <text:p/>
        </draw:line>
        <draw:line draw:style-name="gr7" draw:text-style-name="P8" draw:layer="layout" svg:x1="6.1cm" svg:y1="10cm" svg:x2="14.7cm" svg:y2="10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" draw:border="0%"/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" draw:style="linear" draw:start-color="#ffffff" draw:end-color="#cccccc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06T00:33:00.400000000</meta:creation-date>
    <dc:date>2020-05-06T00:59:43.401000000</dc:date>
    <meta:editing-duration>PT26M41S</meta:editing-duration>
    <meta:editing-cycles>5</meta:editing-cycles>
    <meta:generator>LibreOffice/6.4.2.2$Windows_X86_64 LibreOffice_project/4e471d8c02c9c90f512f7f9ead8875b57fcb1ec3</meta:generator>
    <meta:document-statistic meta:object-count="30"/>
  </office:meta>
</office:document-meta>
</file>